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2.228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667cm" style:rel-column-width="21845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7cm" style:rel-column-width="21845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36c4" officeooo:paragraph-rsid="000d36c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36c4" officeooo:paragraph-rsid="000d36c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84d1" officeooo:paragraph-rsid="001084d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0c6e" officeooo:paragraph-rsid="00130c6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6c4" officeooo:paragraph-rsid="000d36c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e840a" officeooo:paragraph-rsid="000e840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0d36c4" officeooo:paragraph-rsid="000d36c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171c1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50b8b" officeooo:paragraph-rsid="0050ff9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0b8b" officeooo:paragraph-rsid="0050ff9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e0c" officeooo:paragraph-rsid="00175e0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03" officeooo:paragraph-rsid="0027490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03" officeooo:paragraph-rsid="0050ff9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74903" officeooo:paragraph-rsid="00250b8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3c13" officeooo:paragraph-rsid="00343c1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3e91" officeooo:paragraph-rsid="003d3e9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c01a" officeooo:paragraph-rsid="0043c01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0b8b" officeooo:paragraph-rsid="0050ff9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ab31" officeooo:paragraph-rsid="0050ff9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e0c" officeooo:paragraph-rsid="00175e0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43c13" officeooo:paragraph-rsid="00343c1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3e91" officeooo:paragraph-rsid="003d3e9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3c01a" officeooo:paragraph-rsid="0043c01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text-shadow="1pt 1pt" fo:font-weight="bold" officeooo:rsid="000d36c4" officeooo:paragraph-rsid="000d36c4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0d36c4" officeooo:paragraph-rsid="000d36c4"/>
    </style:style>
    <style:style style:name="P26" style:family="paragraph" style:parent-style-name="Table_20_Contents">
      <style:paragraph-properties fo:text-align="center" style:justify-single-word="false"/>
      <style:text-properties officeooo:rsid="000d36c4" officeooo:paragraph-rsid="000f009d"/>
    </style:style>
    <style:style style:name="P27" style:family="paragraph" style:parent-style-name="Table_20_Contents">
      <style:paragraph-properties fo:text-align="center" style:justify-single-word="false"/>
      <style:text-properties officeooo:rsid="000d36c4" officeooo:paragraph-rsid="001126bb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36c4" officeooo:paragraph-rsid="000d36c4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e840a" officeooo:paragraph-rsid="000e840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084d1" officeooo:paragraph-rsid="001084d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30c6e" officeooo:paragraph-rsid="00130c6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0e840a" officeooo:paragraph-rsid="000e840a"/>
    </style:style>
    <style:style style:name="P33" style:family="paragraph" style:parent-style-name="Table_20_Contents">
      <style:paragraph-properties fo:text-align="center" style:justify-single-word="false"/>
      <style:text-properties officeooo:rsid="000f009d" officeooo:paragraph-rsid="000f009d"/>
    </style:style>
    <style:style style:name="P34" style:family="paragraph" style:parent-style-name="Table_20_Contents">
      <style:paragraph-properties fo:text-align="center" style:justify-single-word="false"/>
      <style:text-properties officeooo:rsid="001048b4" officeooo:paragraph-rsid="001048b4"/>
    </style:style>
    <style:style style:name="P35" style:family="paragraph" style:parent-style-name="Table_20_Contents">
      <style:paragraph-properties fo:text-align="center" style:justify-single-word="false"/>
      <style:text-properties officeooo:rsid="001084d1" officeooo:paragraph-rsid="001084d1"/>
    </style:style>
    <style:style style:name="P36" style:family="paragraph" style:parent-style-name="Table_20_Contents">
      <style:paragraph-properties fo:text-align="center" style:justify-single-word="false"/>
      <style:text-properties officeooo:rsid="00130c6e" officeooo:paragraph-rsid="00130c6e"/>
    </style:style>
    <style:style style:name="P37" style:family="paragraph" style:parent-style-name="Table_20_Contents">
      <style:paragraph-properties fo:text-align="center" style:justify-single-word="false"/>
      <style:text-properties officeooo:rsid="0013ada9" officeooo:paragraph-rsid="0013ada9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2b89e7" officeooo:paragraph-rsid="002b89e7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2c011d" officeooo:paragraph-rsid="002c011d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2c678b" officeooo:paragraph-rsid="002c678b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2e5f03" officeooo:paragraph-rsid="002e5f03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2fed3b" officeooo:paragraph-rsid="002fed3b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31e612" officeooo:paragraph-rsid="0031e612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351ade" officeooo:paragraph-rsid="00351ade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35685f" officeooo:paragraph-rsid="0035685f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35f726" officeooo:paragraph-rsid="0035f726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37f49b" officeooo:paragraph-rsid="0037f49b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38ad9e" officeooo:paragraph-rsid="0038ad9e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39870e" officeooo:paragraph-rsid="0039870e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3de5af" officeooo:paragraph-rsid="003de5af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3f63d6" officeooo:paragraph-rsid="003f63d6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405573" officeooo:paragraph-rsid="00405573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41f903" officeooo:paragraph-rsid="0041f903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42b1a3" officeooo:paragraph-rsid="0042b1a3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455384" officeooo:paragraph-rsid="00455384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45b951" officeooo:paragraph-rsid="0045b951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47965b" officeooo:paragraph-rsid="0047965b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48e81c" officeooo:paragraph-rsid="0048e81c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4ac69c" officeooo:paragraph-rsid="004ac69c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4d6bb9" officeooo:paragraph-rsid="004d6bb9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fo:font-weight="bold" officeooo:rsid="002a1e1c" officeooo:paragraph-rsid="002a1e1c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bold" officeooo:rsid="00344541" officeooo:paragraph-rsid="00344541" style:font-size-asian="10.5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bold" officeooo:rsid="003d3e91" officeooo:paragraph-rsid="003d3e91" style:font-size-asian="10.5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bold" officeooo:rsid="0043c01a" officeooo:paragraph-rsid="0043c01a" style:font-size-asian="10.5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normal" officeooo:rsid="00351ade" officeooo:paragraph-rsid="00351ad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bold" officeooo:rsid="00130c6e" officeooo:paragraph-rsid="00130c6e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0059a50b" officeooo:paragraph-rsid="0059a50b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5b370d" officeooo:paragraph-rsid="005b370d" style:font-size-asian="10.5pt" style:font-size-complex="12pt"/>
    </style:style>
    <style:style style:name="T1" style:family="text">
      <style:text-properties officeooo:rsid="0039870e"/>
    </style:style>
    <style:style style:name="T2" style:family="text">
      <style:text-properties officeooo:rsid="003a76a6"/>
    </style:style>
    <style:style style:name="T3" style:family="text">
      <style:text-properties officeooo:rsid="00420b35"/>
    </style:style>
    <style:style style:name="T4" style:family="text">
      <style:text-properties officeooo:rsid="004ac69c"/>
    </style:style>
    <style:style style:name="T5" style:family="text">
      <style:text-properties officeooo:rsid="004b737f"/>
    </style:style>
    <style:style style:name="T6" style:family="text">
      <style:text-properties officeooo:rsid="0052ef27"/>
    </style:style>
    <style:style style:name="T7" style:family="text">
      <style:text-properties officeooo:rsid="0059a50b"/>
    </style:style>
    <style:style style:name="T8" style:family="text">
      <style:text-properties officeooo:rsid="005b370d"/>
    </style:style>
    <style:style style:name="T9" style:family="text">
      <style:text-properties officeooo:rsid="005b4d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OCUMENTO DI VISION</text:p>
      <text:p text:style-name="P1"/>
      <text:p text:style-name="P1"/>
      <text:p text:style-name="P7"/>
      <text:p text:style-name="P1"/>
      <text:p text:style-name="P8">VERSIONE</text:p>
      <text:p text:style-name="P8"/>
      <text:p text:style-name="P8"/>
      <text:p text:style-name="P5"/>
      <text:p text:style-name="P6">Lista destinatar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28">Copia</text:p>
          </table:table-cell>
          <table:table-cell table:style-name="Tabella1.A1" office:value-type="string">
            <text:p text:style-name="P28">Persona</text:p>
          </table:table-cell>
          <table:table-cell table:style-name="Tabella1.A1" office:value-type="string">
            <text:p text:style-name="P28">Organizzazione</text:p>
          </table:table-cell>
          <table:table-cell table:style-name="Tabella1.D1" office:value-type="string">
            <text:p text:style-name="P28">Data</text:p>
          </table:table-cell>
        </table:table-row>
        <table:table-row>
          <table:table-cell table:style-name="Tabella1.A2" office:value-type="string">
            <text:p text:style-name="P25">1</text:p>
          </table:table-cell>
          <table:table-cell table:style-name="Tabella1.A2" office:value-type="string">
            <text:p text:style-name="P25">Prof. Claudio Tomazzoli</text:p>
          </table:table-cell>
          <table:table-cell table:style-name="Tabella1.A2" office:value-type="string">
            <text:p text:style-name="P25">Università degli studi di Verona</text:p>
          </table:table-cell>
          <table:table-cell table:style-name="Tabella1.D2" office:value-type="string">
            <text:p text:style-name="P25">14.03.2015</text:p>
          </table:table-cell>
        </table:table-row>
      </table:table>
      <text:p text:style-name="P2"/>
      <text:p text:style-name="P2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29">Azione</text:p>
          </table:table-cell>
          <table:table-cell table:style-name="Tabella2.A1" office:value-type="string">
            <text:p text:style-name="P29">Persona</text:p>
          </table:table-cell>
          <table:table-cell table:style-name="Tabella2.C1" office:value-type="string">
            <text:p text:style-name="P29">Data</text:p>
          </table:table-cell>
        </table:table-row>
        <table:table-row table:style-name="Tabella2.2">
          <table:table-cell table:style-name="Tabella2.A2" office:value-type="string">
            <text:p text:style-name="P32">Redatto da</text:p>
          </table:table-cell>
          <table:table-cell table:style-name="Tabella2.A2" office:value-type="string">
            <text:p text:style-name="P32">Federico Bianchi</text:p>
            <text:p text:style-name="P32">Matteo Olivato</text:p>
          </table:table-cell>
          <table:table-cell table:style-name="Tabella2.C2" office:value-type="string">
            <text:p text:style-name="P26">14.03.2015</text:p>
          </table:table-cell>
        </table:table-row>
        <table:table-row table:style-name="Tabella2.2">
          <table:table-cell table:style-name="Tabella2.A2" office:value-type="string">
            <text:p text:style-name="P33">Approvato da</text:p>
          </table:table-cell>
          <table:table-cell table:style-name="Tabella2.A2" office:value-type="string">
            <text:p text:style-name="P34">Prof. Claudio Tomazzoli</text:p>
          </table:table-cell>
          <table:table-cell table:style-name="Tabella2.C2" office:value-type="string">
            <text:p text:style-name="P26">14.03.2015</text:p>
          </table:table-cell>
        </table:table-row>
      </table:table>
      <text:p text:style-name="P2"/>
      <text:p text:style-name="P2"/>
      <text:p text:style-name="P2"/>
      <text:p text:style-name="P2"/>
      <text:p text:style-name="P3">Versione Documento: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30">Versione</text:p>
          </table:table-cell>
          <table:table-cell table:style-name="Tabella3.A1" office:value-type="string">
            <text:p text:style-name="P30">Autore</text:p>
          </table:table-cell>
          <table:table-cell table:style-name="Tabella3.A1" office:value-type="string">
            <text:p text:style-name="P30">Note</text:p>
          </table:table-cell>
          <table:table-cell table:style-name="Tabella3.D1" office:value-type="string">
            <text:p text:style-name="P30">Data</text:p>
          </table:table-cell>
        </table:table-row>
        <table:table-row>
          <table:table-cell table:style-name="Tabella3.A2" office:value-type="string">
            <text:p text:style-name="P35"><text:span text:style-name="T7">1</text:span>.0</text:p>
          </table:table-cell>
          <table:table-cell table:style-name="Tabella3.A2" office:value-type="string">
            <text:p text:style-name="P35">Matteo Olivato</text:p>
            <text:p text:style-name="P35">Federico Bianchi</text:p>
          </table:table-cell>
          <table:table-cell table:style-name="Tabella3.A2" office:value-type="string">
            <text:p text:style-name="P35">Stesura iniziale</text:p>
          </table:table-cell>
          <table:table-cell table:style-name="Tabella3.D2" office:value-type="string">
            <text:p text:style-name="P27">14.03.2015</text:p>
          </table:table-cell>
        </table:table-row>
        <table:table-row>
          <table:table-cell table:style-name="Tabella3.A2" office:value-type="string">
            <text:p text:style-name="P67">2.0</text:p>
          </table:table-cell>
          <table:table-cell table:style-name="Tabella3.A2" office:value-type="string">
            <text:p text:style-name="P67">Matteo Olivato</text:p>
            <text:p text:style-name="P67">Federico Bianchi</text:p>
          </table:table-cell>
          <table:table-cell table:style-name="Tabella3.A2" office:value-type="string">
            <text:p text:style-name="P67">Revisione</text:p>
          </table:table-cell>
          <table:table-cell table:style-name="Tabella3.D2" office:value-type="string">
            <text:p text:style-name="P67">01.07.2015</text:p>
          </table:table-cell>
        </table:table-row>
      </table:table>
      <text:p text:style-name="P3"/>
      <text:p text:style-name="P3"/>
      <text:p text:style-name="P3"/>
      <text:p text:style-name="P3"/>
      <text:p text:style-name="P4">Supporto Documento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31">Nome file</text:p>
          </table:table-cell>
          <table:table-cell table:style-name="Tabella4.A1" office:value-type="string">
            <text:p text:style-name="P31">Tipo file</text:p>
          </table:table-cell>
          <table:table-cell table:style-name="Tabella4.C1" office:value-type="string">
            <text:p text:style-name="P31">Estensione</text:p>
          </table:table-cell>
        </table:table-row>
        <table:table-row>
          <table:table-cell table:style-name="Tabella4.A2" office:value-type="string">
            <text:p text:style-name="P36">V<text:span text:style-name="T6">ision</text:span> Books Exchange</text:p>
          </table:table-cell>
          <table:table-cell table:style-name="Tabella4.A2" office:value-type="string">
            <text:p text:style-name="P37">Portable Document Format</text:p>
          </table:table-cell>
          <table:table-cell table:style-name="Tabella4.C2" office:value-type="string">
            <text:p text:style-name="P37">pdf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INTRODUZIONE E OBIETTIVI</text:p>
      <text:p text:style-name="P8"/>
      <text:p text:style-name="P8"/>
      <text:p text:style-name="P8"/>
      <text:p text:style-name="P11">Mancanza di centri di scambio libri e condivisione informazioni, titoli, consigli. Inoltre le soluzioni presenti nel territorio non permettono un accesso rapido e comodo al servizio e comunque hanno il problema delle quantità limitate e della reperibilità.</text:p>
      <text:p text:style-name="P11">L'obiettivo è creare un punto di incontro di facile accesso che riunisca appassionati lettori limitrofi e non, inoltre permettere la condivisione del proprio patrimonio librario, scambiare libri con altri utenti, anche: consigli, titoli, nuove conoscenze.</text:p>
      <text:p text:style-name="P11">Ricerca per utente o categoria su un ampio catalogo aggiornato dagli iscritti.</text:p>
      <text:p text:style-name="P20"/>
      <text:p text:style-name="P11"/>
      <text:p text:style-name="P11"/>
      <text:p text:style-name="P11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IL PROBLEMA</text:p>
      <text:p text:style-name="P9"/>
      <text:p text:style-name="P9"/>
      <text:p text:style-name="P10"/>
      <text:p text:style-name="P18">Attualmente i luoghi di raccolta culturali, quali club del libro, circoli e associazioni, non godono di moltissima visibilità. In particolare in alcuni paesi o città, non esistono punti di raccolta e scambio organizzati per appassionati lettori.</text:p>
      <text:p text:style-name="P19"/>
      <text:p text:style-name="P19">La soluzione è la realizzazione di un sito web dove gli utenti dopo l'iscrizione potranno:</text:p>
      <text:p text:style-name="P19"><text:tab/>- Gestire un profilo personale;</text:p>
      <text:p text:style-name="P19"><text:tab/>- Condividere i propri libri;</text:p>
      <text:p text:style-name="P19"><text:tab/>- Cercare comodamente da casa:</text:p>
      <text:p text:style-name="P19"><text:tab/><text:tab/>- Utenti;</text:p>
      <text:p text:style-name="P19"><text:tab/><text:tab/>- Libri;</text:p>
      <text:p text:style-name="P19"><text:tab/>- Condividere informazioni, titoli e consigli.</text:p>
      <text:p text:style-name="P19"/>
      <text:p text:style-name="P13">I benefici sono:</text:p>
      <text:p text:style-name="P13"><text:tab/>- Concentrazione di molti appassionati in un unico portale;</text:p>
      <text:p text:style-name="P13"><text:tab/>- Comodità di accesso al servizio;</text:p>
      <text:p text:style-name="P13"><text:tab/>- Rapidità di accesso al servizio;</text:p>
      <text:p text:style-name="P13"><text:tab/>- Possibilità di accesso e ricerca libri rari.</text:p>
      <text:p text:style-name="P13"/>
      <text:p text:style-name="P13"/>
      <text:p text:style-name="P13"/>
      <text:p text:style-name="P1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61">Il problema di</text:p>
          </table:table-cell>
          <table:table-cell table:style-name="Tabella6.B1" office:value-type="string">
            <text:p text:style-name="P38">Accedere a club del libro, condividere, ricercare libri e conoscere altri appassionati</text:p>
          </table:table-cell>
        </table:table-row>
        <table:table-row>
          <table:table-cell table:style-name="Tabella6.A2" office:value-type="string">
            <text:p text:style-name="P61">Interessa</text:p>
          </table:table-cell>
          <table:table-cell table:style-name="Tabella6.B2" office:value-type="string">
            <text:p text:style-name="P39">Appassionati lettori, club del libro</text:p>
          </table:table-cell>
        </table:table-row>
        <table:table-row>
          <table:table-cell table:style-name="Tabella6.A2" office:value-type="string">
            <text:p text:style-name="P61">Il cui impatto è</text:p>
          </table:table-cell>
          <table:table-cell table:style-name="Tabella6.B2" office:value-type="string">
            <text:p text:style-name="P39">Culturale, sociale</text:p>
          </table:table-cell>
        </table:table-row>
        <table:table-row>
          <table:table-cell table:style-name="Tabella6.A2" office:value-type="string">
            <text:p text:style-name="P61">Una soluzione sarebbe</text:p>
          </table:table-cell>
          <table:table-cell table:style-name="Tabella6.B2" office:value-type="string">
            <text:p text:style-name="P39">Applicazione web per scambio, condivisione e ricerca libri</text:p>
          </table:table-cell>
        </table:table-row>
      </table:table>
      <text:p text:style-name="P12"/>
      <text:p text:style-name="P12"/>
      <text:p text:style-name="P12"/>
      <text:p text:style-name="P12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61">Chi</text:p>
          </table:table-cell>
          <table:table-cell table:style-name="Tabella7.B1" office:value-type="string">
            <text:p text:style-name="P40">Gli appassionati lettori iscritti al sito</text:p>
          </table:table-cell>
        </table:table-row>
        <table:table-row>
          <table:table-cell table:style-name="Tabella7.A2" office:value-type="string">
            <text:p text:style-name="P61">Per</text:p>
          </table:table-cell>
          <table:table-cell table:style-name="Tabella7.B2" office:value-type="string">
            <text:p text:style-name="P40">Scambiare, cercare, condividere libri</text:p>
          </table:table-cell>
        </table:table-row>
        <table:table-row>
          <table:table-cell table:style-name="Tabella7.A2" office:value-type="string">
            <text:p text:style-name="P61">Books Exchange</text:p>
          </table:table-cell>
          <table:table-cell table:style-name="Tabella7.B2" office:value-type="string">
            <text:p text:style-name="P41">Portale web di interscambio libri</text:p>
          </table:table-cell>
        </table:table-row>
        <table:table-row>
          <table:table-cell table:style-name="Tabella7.A2" office:value-type="string">
            <text:p text:style-name="P61">Che</text:p>
          </table:table-cell>
          <table:table-cell table:style-name="Tabella7.B2" office:value-type="string">
            <text:p text:style-name="P42">Unisce appassionati e permette scambio o ricerca facile e rapida</text:p>
          </table:table-cell>
        </table:table-row>
        <table:table-row>
          <table:table-cell table:style-name="Tabella7.A2" office:value-type="string">
            <text:p text:style-name="P61">Diversamente da</text:p>
          </table:table-cell>
          <table:table-cell table:style-name="Tabella7.B2" office:value-type="string">
            <text:p text:style-name="P43">Biblioteche standard, Amazon, GoogleBooks e siti vendita libri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21"><text:soft-page-break/>PERCHÈ UTILIZZARE QUESTO PRODOTTO?</text:p>
      <text:p text:style-name="P21"/>
      <text:p text:style-name="P21"/>
      <text:p text:style-name="P21"/>
      <text:p text:style-name="P15">Per un accesso comodo e rapido ad un catalogo ampio e aggiornata 24 ore su 24. Conoscere facilmente altri nuovi appassionati lettori, scambiare titoli e informazioni.</text:p>
      <text:p text:style-name="P15">E' un prodotto gratuito e accessibile a tutti.</text:p>
      <text:p text:style-name="P15"/>
      <text:p text:style-name="P15"/>
      <text:p text:style-name="P15"/>
      <table:table table:name="Tabella8" table:style-name="Tabella8">
        <table:table-column table:style-name="Tabella8.A" table:number-columns-repeated="3"/>
        <table:table-row>
          <table:table-cell table:style-name="Tabella8.A1" office:value-type="string">
            <text:p text:style-name="P62">Stakeholder</text:p>
          </table:table-cell>
          <table:table-cell table:style-name="Tabella8.A1" office:value-type="string">
            <text:p text:style-name="P62">Descrizione</text:p>
          </table:table-cell>
          <table:table-cell table:style-name="Tabella8.C1" office:value-type="string">
            <text:p text:style-name="P62">Responsabilità</text:p>
          </table:table-cell>
        </table:table-row>
        <table:table-row>
          <table:table-cell table:style-name="Tabella8.A2" office:value-type="string">
            <text:p text:style-name="P65">Utente</text:p>
          </table:table-cell>
          <table:table-cell table:style-name="Tabella8.A2" office:value-type="string">
            <text:p text:style-name="P45">Appassionati lettori</text:p>
          </table:table-cell>
          <table:table-cell table:style-name="Tabella8.C2" office:value-type="string">
            <text:p text:style-name="P47">Gestione del profilo personale e condivisione del patrimonio librario</text:p>
          </table:table-cell>
        </table:table-row>
        <table:table-row>
          <table:table-cell table:style-name="Tabella8.A2" office:value-type="string">
            <text:p text:style-name="P44">Amministratore</text:p>
          </table:table-cell>
          <table:table-cell table:style-name="Tabella8.A2" office:value-type="string">
            <text:p text:style-name="P45">Gestore del sito</text:p>
          </table:table-cell>
          <table:table-cell table:style-name="Tabella8.C2" office:value-type="string">
            <text:p text:style-name="P49">Gestione tecnica del database e del<text:span text:style-name="T2">l'applicazione</text:span></text:p>
          </table:table-cell>
        </table:table-row>
        <table:table-row>
          <table:table-cell table:style-name="Tabella8.A2" office:value-type="string">
            <text:p text:style-name="P68">Correttore di Bozze</text:p>
          </table:table-cell>
          <table:table-cell table:style-name="Tabella8.A2" office:value-type="string">
            <text:p text:style-name="P46">Controllore delle inserzioni degli utenti sul sito</text:p>
          </table:table-cell>
          <table:table-cell table:style-name="Tabella8.C2" office:value-type="string">
            <text:p text:style-name="P48">Gestisce la lista <text:span text:style-name="T1">dei libri disponibili e controlla le inserzioni dei singoli utenti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22">Attori:</text:p>
      <table:table table:name="Tabella9" table:style-name="Tabella9">
        <table:table-column table:style-name="Tabella9.A" table:number-columns-repeated="3"/>
        <table:table-row>
          <table:table-cell table:style-name="Tabella9.A1" office:value-type="string">
            <text:p text:style-name="P63">Nome</text:p>
          </table:table-cell>
          <table:table-cell table:style-name="Tabella9.A1" office:value-type="string">
            <text:p text:style-name="P63">Descrizione</text:p>
          </table:table-cell>
          <table:table-cell table:style-name="Tabella9.C1" office:value-type="string">
            <text:p text:style-name="P63">Stakeholder</text:p>
          </table:table-cell>
        </table:table-row>
        <table:table-row>
          <table:table-cell table:style-name="Tabella9.A2" office:value-type="string">
            <text:p text:style-name="P50">A<text:span text:style-name="T8">mministratore</text:span></text:p>
          </table:table-cell>
          <table:table-cell table:style-name="Tabella9.A2" office:value-type="string">
            <text:p text:style-name="P54">Persona incaricata a controllare il corretto funzionamento del sito</text:p>
          </table:table-cell>
          <table:table-cell table:style-name="Tabella9.C2" office:value-type="string">
            <text:p text:style-name="P51">Amministratore</text:p>
          </table:table-cell>
        </table:table-row>
        <table:table-row>
          <table:table-cell table:style-name="Tabella9.A2" office:value-type="string">
            <text:p text:style-name="P50">Utente</text:p>
          </table:table-cell>
          <table:table-cell table:style-name="Tabella9.A2" office:value-type="string">
            <text:p text:style-name="P53">Persona che utilizza il servizio</text:p>
          </table:table-cell>
          <table:table-cell table:style-name="Tabella9.C2" office:value-type="string">
            <text:p text:style-name="P52">Utente</text:p>
          </table:table-cell>
        </table:table-row>
        <table:table-row>
          <table:table-cell table:style-name="Tabella9.A2" office:value-type="string">
            <text:p text:style-name="P68">Correttore di Bozze</text:p>
          </table:table-cell>
          <table:table-cell table:style-name="Tabella9.A2" office:value-type="string">
            <text:p text:style-name="P53">Persona <text:span text:style-name="T3">incaricata a gestire gli annunci</text:span></text:p>
          </table:table-cell>
          <table:table-cell table:style-name="Tabella9.C2" office:value-type="string">
            <text:p text:style-name="P68">Gestore di Bozze</text:p>
          </table:table-cell>
        </table:table-row>
      </table:table>
      <text:p text:style-name="P16"/>
      <text:p text:style-name="P16"/>
      <text:p text:style-name="P16"/>
      <text:p text:style-name="P23">Necessità di business: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64">Nome</text:p>
          </table:table-cell>
          <table:table-cell table:style-name="Tabella10.B1" office:value-type="string">
            <text:p text:style-name="P64">Descrizione</text:p>
          </table:table-cell>
        </table:table-row>
        <table:table-row>
          <table:table-cell table:style-name="Tabella10.A2" office:value-type="string">
            <text:p text:style-name="P55">Gestione profilo personale</text:p>
          </table:table-cell>
          <table:table-cell table:style-name="Tabella10.B2" office:value-type="string">
            <text:p text:style-name="P55">L'utente potrà creare un profilo personale dove condividere il patrimonio librario</text:p>
          </table:table-cell>
        </table:table-row>
        <table:table-row>
          <table:table-cell table:style-name="Tabella10.A2" office:value-type="string">
            <text:p text:style-name="P56">Contenuti</text:p>
          </table:table-cell>
          <table:table-cell table:style-name="Tabella10.B2" office:value-type="string">
            <text:p text:style-name="P57">Libri suddivisi per genere</text:p>
          </table:table-cell>
        </table:table-row>
        <table:table-row>
          <table:table-cell table:style-name="Tabella10.A2" office:value-type="string">
            <text:p text:style-name="P58">Ricerca utenti</text:p>
          </table:table-cell>
          <table:table-cell table:style-name="Tabella10.B2" office:value-type="string">
            <text:p text:style-name="P58">Cercare altri utenti limitrofi <text:span text:style-name="T4">e non</text:span></text:p>
          </table:table-cell>
        </table:table-row>
        <table:table-row>
          <table:table-cell table:style-name="Tabella10.A2" office:value-type="string">
            <text:p text:style-name="P59">Moduli di ricerca</text:p>
          </table:table-cell>
          <table:table-cell table:style-name="Tabella10.B2" office:value-type="string">
            <text:p text:style-name="P59">Ricer<text:span text:style-name="T5">ca in base a utenti e contenuti</text:span></text:p>
          </table:table-cell>
        </table:table-row>
        <table:table-row>
          <table:table-cell table:style-name="Tabella10.A2" office:value-type="string">
            <text:p text:style-name="P60">Statistiche</text:p>
          </table:table-cell>
          <table:table-cell table:style-name="Tabella10.B2" office:value-type="string">
            <text:p text:style-name="P60">Libri più <text:span text:style-name="T9">cliccati</text:span></text:p>
          </table:table-cell>
        </table:table-row>
      </table:table>
      <text:p text:style-name="P17"/>
      <text:p text:style-name="P16"/>
      <text:p text:style-name="P16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09:47:47.443784539</meta:creation-date>
    <dc:date>2015-07-01T11:35:52.636494305</dc:date>
    <meta:editing-duration>PT3H52M11S</meta:editing-duration>
    <meta:editing-cycles>74</meta:editing-cycles>
    <meta:generator>LibreOffice/4.4.2.2$Linux_X86_64 LibreOffice_project/40m0$Build-2</meta:generator>
    <meta:document-statistic meta:table-count="9" meta:image-count="0" meta:object-count="0" meta:page-count="4" meta:paragraph-count="120" meta:word-count="512" meta:character-count="3514" meta:non-whitespace-character-count="3110"/>
  </office:meta>
</office:document-meta>
</file>